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OpenSymbol" svg:font-family="OpenSymbol"/>
    <style:font-face style:name="Lohit Hindi" svg:font-family="'Lohit Hindi'" style:font-family-generic="system"/>
    <style:font-face style:name="OpenSymbol1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 style:list-style-name="L6"/>
    <style:style style:name="P14" style:family="paragraph" style:parent-style-name="Standard" style:list-style-name="L7"/>
    <style:style style:name="P15" style:family="paragraph" style:parent-style-name="Standard"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8">
      <style:text-properties style:text-underline-style="none" fo:font-weight="normal" style:font-weight-asian="normal" style:font-weight-complex="normal"/>
    </style:style>
    <style:style style:name="P17" style:family="paragraph" style:parent-style-name="Standard" style:list-style-name="L9">
      <style:text-properties style:text-underline-style="none" fo:font-weight="normal" style:font-weight-asian="normal" style:font-weight-complex="normal"/>
    </style:style>
    <style:style style:name="P18" style:family="paragraph" style:parent-style-name="Standard" style:list-style-name="L10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5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5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5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5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5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6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6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6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6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6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6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tenkommunikation mit dem Asynchronen Transfer Mode</text:p>
      <text:p text:style-name="P1"><text:s/>- ATM -</text:p>
      <text:p text:style-name="Standard"/>
      <text:p text:style-name="P2">1. integregriertes Datennetz – Breitbandnetz</text:p>
      <text:p text:style-name="P2"/>
      <text:p text:style-name="Standard"><text:span text:style-name="Absatz-Standardschriftart"><text:span text:style-name="T1">Ursache: </text:span></text:span>Mehrere unterschiedliche lokale Datennetze zu verbinden, und die darin gespeicherten Datenmengen und verwalteten Informationen, sowie die gesteigerte Anzahl der Zugriffe auf Daten zu händeln.</text:p>
      <text:p text:style-name="Standard"/>
      <text:p text:style-name="Standard">= anspruchsvolle Daten- Kommunikationsnetze mit hoher Qualität (Quality of Service)</text:p>
      <text:p text:style-name="Standard"/>
      <text:p text:style-name="Standard">Dafür benötigen sie hohe Datenraten. Sie müssen unterschiedliche und zeitlich schwankende Datenaufkommen berücksichtigen und übertragen können.</text:p>
      <text:p text:style-name="Standard"/>
      <text:p text:style-name="Standard">Die verdingungsorientierte, zellenvermittelnde <text:span text:style-name="Absatz-Standardschriftart"><text:span text:style-name="T1">Asynchrone Transfer Mode</text:span></text:span> ermöglicht die Integration von Telefonnetz und Datennetzen unter gleichzeitiger Ausnutzung der Transportdienste der auf Glasfasern betriebenen Übertragungstechnik <text:span text:style-name="Absatz-Standardschriftart"><text:span text:style-name="T1">Synchrone Digitale Hierarchie SDH</text:span></text:span>.</text:p>
      <text:p text:style-name="Standard"/>
      <text:p text:style-name="Standard">ATM findet Anwendung im Transportnetz als auch im Anschlussbereich.</text:p>
      <text:p text:style-name="Standard"/>
      <text:p text:style-name="P2">Vorteile:</text:p>
      <text:list xml:id="list1380325379081100955" text:style-name="L1">
        <text:list-item>
          <text:p text:style-name="P8">Integration unterschiedlichster Dienste (Sprache, Bild, Daten, Video, Multimedia)</text:p>
        </text:list-item>
        <text:list-item>
          <text:p text:style-name="P8">Verbindungsorientierte / nicht verbindungsorientierte Kommunikation</text:p>
        </text:list-item>
        <text:list-item>
          <text:p text:style-name="P8">Einheitliche Netzstrukturen / Netzkomponenten</text:p>
        </text:list-item>
        <text:list-item>
          <text:p text:style-name="P8">ATM ist skalierbar und somit an unterschiedliche Bitraten und Anwendungen anpassbar</text:p>
        </text:list-item>
        <text:list-item>
          <text:p text:style-name="P8">Ermöglicht alle Varianten der Nutzerbeziehungen</text:p>
        </text:list-item>
        <text:list-item>
          <text:p text:style-name="P8">Garantierte Übertragungsqualität in den gewünschten Diensten</text:p>
        </text:list-item>
      </text:list>
      <text:p text:style-name="Standard"/>
      <text:p text:style-name="P2">2. Prinzip des ATM</text:p>
      <text:list xml:id="list7823974404491884701" text:style-name="L2">
        <text:list-item>
          <text:p text:style-name="P9">Arbeitet mit Datenzellen fester Länge = <text:span text:style-name="Absatz-Standardschriftart"><text:span text:style-name="T1">ATM – Zellen</text:span></text:span></text:p>
        </text:list-item>
        <text:list-item>
          <text:p text:style-name="P9">Alle angeschlossenen Datenquellen müssen ihre Daten – Nachrichten über einen <text:span text:style-name="Absatz-Standardschriftart"><text:span text:style-name="T1">ATM – Umsetzer (Paketierer)</text:span></text:span> als ATM – Zellen liefern</text:p>
        </text:list-item>
        <text:list-item>
          <text:p text:style-name="P9">Diese unterschiedlichen Zellen werden von einem <text:span text:style-name="Absatz-Standardschriftart"><text:span text:style-name="T1">ATM – Konzentrator (Zellen – Multiplexer)</text:span></text:span> in einem Zellenstrom fester Bitrate umgesetzt. (Zellen der Teilnehmerleitungen werden in den kontinuierlichen Zellstrom der Anschlussleitung eingefügt)</text:p>
        </text:list-item>
        <text:list-item>
          <text:p text:style-name="P9">Für die optimale Übertragung, auch bei Last, besitzt der Konzentrator einen Zwischenspeicher</text:p>
        </text:list-item>
        <text:list-item>
          <text:p text:style-name="P9">Werden zu wenig Zellen geliefert, werden an der Anschlussleitung <text:span text:style-name="Absatz-Standardschriftart"><text:span text:style-name="T1">Leerzellen</text:span></text:span> gebildet</text:p>
        </text:list-item>
        <text:list-item>
          <text:p text:style-name="P9">Die ATM – Zellen werden scheinbar gleichzeitig hintereinander geschachtelt übertragen.</text:p>
        </text:list-item>
      </text:list>
      <text:p text:style-name="Standard">(= virtuelle Datenpfade)</text:p>
      <text:list xml:id="list29255061" text:continue-numbering="true" text:style-name="L2">
        <text:list-item>
          <text:p text:style-name="P9">Die einzelnen Datenströme (Zellströme) werden asynchron in den synchronen Gesamtzellstrom eingeordnet. (= bedarfsgerechte Übertragung)</text:p>
        </text:list-item>
      </text:list>
      <text:p text:style-name="Standard"/>
      <text:p text:style-name="P2">3. Aufbau der ATM – Zellen</text:p>
      <text:list xml:id="list2210337202879202877" text:style-name="L3">
        <text:list-item>
          <text:p text:style-name="P10">Jede Zelle hat eine feste Länge von 53 Oktetten</text:p>
        </text:list-item>
        <text:list-item>
          <text:p text:style-name="P10">Keine Kennzeichnung mit Flags notwendig</text:p>
        </text:list-item>
        <text:list-item>
          <text:p text:style-name="P10">Zellkopf 5 Oktette, beinhaltet Aussagen zur Art der Zelle, ihren Verbindungsweg, ihre Priorität, usw.</text:p>
        </text:list-item>
        <text:list-item>
          <text:p text:style-name="P10">Nutzdaten 48 Oktette</text:p>
        </text:list-item>
        <text:list-item>
          <text:p text:style-name="P10"><text:soft-page-break/>ATM – Zellen mit fehlerhaften Zelllköpfen werden erkannt, Fehler behoben oder verworfen</text:p>
        </text:list-item>
      </text:list>
      <text:p text:style-name="P2">Zellen Synchronisation</text:p>
      <text:p text:style-name="Standard">Aus dem kontinuierlichen Bitstrom muss nur ein Beginn einer ATM – Zelle erkannt und geprüft werden. Der nächste Beginn einer Zelle findet dann 53 Oktettte später statt. Zur Synchronisation dient das HEC Feld.</text:p>
      <text:p text:style-name="Standard"/>
      <text:p text:style-name="P2">ATM – Sprachübertragung</text:p>
      <text:p text:style-name="Standard">Bei der digitalen Sprachübertragung wird alle 125µs die anliegende Spannnung in ein 8 Bit Wort umgewandelt. Da der Nutzteil 48 Oktette beinhaltet – 48 Sprachproben – ergbit sich eine max. Verzögerung von 48 x 125µs = 6ms. Auf der Hörerseite werden die Sprachproben in den gleichen Zeitabständen zu geordnet. Die Verständlichkeit der der Sprachübertragung ist damit nicht gefährdet.</text:p>
      <text:p text:style-name="Standard"/>
      <text:p text:style-name="Standard"/>
      <text:p text:style-name="P3">1. Physikalische bzw. Bitübertragungsschicht</text:p>
      <text:p text:style-name="Standard">- bildet und ordnet die Zellstruktur im Übertragungsrahmen des Transportmediums</text:p>
      <text:p text:style-name="Standard"><text:tab/>dazu zählt:</text:p>
      <text:list xml:id="list5764167791557184898" text:style-name="L4">
        <text:list-item>
          <text:list>
            <text:list-item>
              <text:list>
                <text:list-item>
                  <text:p text:style-name="P11">Zellensynchronisation</text:p>
                </text:list-item>
                <text:list-item>
                  <text:p text:style-name="P11">Erzeugen von Leerzellen</text:p>
                </text:list-item>
                <text:list-item>
                  <text:p text:style-name="P11">Erzeugen von Prüfbits</text:p>
                </text:list-item>
              </text:list>
            </text:list-item>
          </text:list>
        </text:list-item>
      </text:list>
      <text:p text:style-name="P3">2. ATM-Schicht</text:p>
      <text:p text:style-name="Standard">- medienunabhängiger Zelltransport</text:p>
      <text:p text:style-name="Standard">- bearbeiten und anpassen der Zellköpfe</text:p>
      <text:p text:style-name="Standard">- Multiplexen</text:p>
      <text:p text:style-name="Standard">- Güteparameter aushandeln</text:p>
      <text:p text:style-name="P3">3. Anpassungsschicht</text:p>
      <text:p text:style-name="Standard">- Bindeglied zwischen Nutzdaten und zellorientierter Übertragung</text:p>
      <text:p text:style-name="Standard">- die Daten werden in das Informationsfeld dienstabhängig übertragen</text:p>
      <text:p text:style-name="Standard"/>
      <text:p text:style-name="P2">Ebenen</text:p>
      <text:p text:style-name="Standard"><text:s text:c="2"/>→ Nutzerebene:</text:p>
      <text:p text:style-name="Standard"><text:tab/>stellt die Anpassungsdienste für den Transport der Nutzdaten zur Verfügung (Anwendung)</text:p>
      <text:p text:style-name="Standard"><text:s text:c="2"/>→ Steuerebene:</text:p>
      <text:p text:style-name="Standard"><text:tab/>regelt und überwacht den Aufbau und die Dauer sowie den Abbau der Verbindungen in der</text:p>
      <text:p text:style-name="Standard"><text:tab/>Nutzerebene</text:p>
      <text:p text:style-name="Standard"><text:s text:c="2"/>→ Management Ebene:</text:p>
      <text:p text:style-name="Standard"><text:tab/>überwacht und koordiniert die Aufgaben der Schichten und das Zusammenspiel im gesamten <text:tab/>Netz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Mobilfunk</text:p>
      <text:list xml:id="list4084872056950325911" text:style-name="L5">
        <text:list-item>
          <text:p text:style-name="P12">DECT-Standard</text:p>
          <text:p text:style-name="P12"/>
        </text:list-item>
      </text:list>
      <text:p text:style-name="P4">= Digital European Cordless Telekommunication</text:p>
      <text:p text:style-name="P4"/>
      <text:list xml:id="list3089347181964175628" text:style-name="L6">
        <text:list-item>
          <text:p text:style-name="P13">für mobilen Telefonverkehr in Gebäuden</text:p>
        </text:list-item>
        <text:list-item>
          <text:p text:style-name="P13">Telefonanlage besteht aus einer Feststation und Mobilgeräten (zwischen 2 und 120)</text:p>
        </text:list-item>
        <text:list-item>
          <text:p text:style-name="P13">die Zellgröße der Anlage liegt bei ca. 300m</text:p>
        </text:list-item>
      </text:list>
      <text:p text:style-name="Standard"/>
      <text:p text:style-name="P4">Eigenschaften/Vorteile</text:p>
      <text:p text:style-name="P4"/>
      <text:list xml:id="list7410361066303479575" text:style-name="L7">
        <text:list-item>
          <text:p text:style-name="P14">hohe Ausfallsicherheit</text:p>
        </text:list-item>
        <text:list-item>
          <text:p text:style-name="P14">hohe Qualität der Sprachübertragung</text:p>
        </text:list-item>
        <text:list-item>
          <text:p text:style-name="P14">exklusives Frequenzband</text:p>
        </text:list-item>
        <text:list-item>
          <text:p text:style-name="P14">geringer Stromverbrauch</text:p>
        </text:list-item>
        <text:list-item>
          <text:p text:style-name="P14">Telefonie-Leistungsmerkmale</text:p>
        </text:list-item>
        <text:list-item>
          <text:p text:style-name="P14">Betrieb mehrerer Geräte gleichzeitig</text:p>
        </text:list-item>
        <text:list-item>
          <text:p text:style-name="P14">gebührenfreie interne Gespräche</text:p>
        </text:list-item>
      </text:list>
      <text:p text:style-name="Standard"/>
      <text:p text:style-name="Standard">Funkverbindungen erfolgen im <text:span text:style-name="T1">Frequenzbereich 1880MHz bis 1900MHz</text:span> auf 10 verschiedenen gleichzeitig benutzbaren <text:span text:style-name="T1">Trägerfrequenzen</text:span>. </text:p>
      <text:p text:style-name="Standard">Die <text:span text:style-name="T1">Bandbreite</text:span> je Kanal beträgt <text:span text:style-name="T1">1278kHz</text:span>. Jede der Trägerfrequenzen überträgt zeitlich versetzt </text:p>
      <text:p text:style-name="P2">12 Kanäle.</text:p>
      <text:p text:style-name="Standard">Kombiniertes Frequenz-Zeitmultiplexing Verfahren.</text:p>
      <text:p text:style-name="Standard">Es gibt insgesamtz 120 Kanäle. </text:p>
      <text:p text:style-name="Standard">(Pro Verbindung ein Kanal – max 120 Mobilstationen)</text:p>
      <text:p text:style-name="Standard">Die Anlage arbeitet im Duplexbetrieb: Senden Kanal 1-12/Empfangen Kanal 13-24.</text:p>
      <text:p text:style-name="Standard"/>
      <text:p text:style-name="Standard"/>
      <text:p text:style-name="Standard"/>
      <text:p text:style-name="P4">WLAN – Wireless LAN Systeme </text:p>
      <text:p text:style-name="Standard"/>
      <text:p text:style-name="Standard">Gehört zu den drahtlosen Inhouse- Netzen auf der Basis der 10 MBit/s Technologie.</text:p>
      <text:p text:style-name="Standard">Der Teilnehmer erhält einen ortsvariablen Zugang zum Datenpool zum Intranet (Funk- oder Infrarotschnittstellen)</text:p>
      <text:p text:style-name="Standard">Gleicht einem VLAN – Virtual Local Area Network in einem bestehenden Rechnerkommunikationsnetz.</text:p>
      <text:p text:style-name="Standard">Reichweite bis 30m im Haus und mehrere hundert Meter außen.</text:p>
      <text:p text:style-name="Standard">Die Frequenzbereiche stehen genehmigungs- und gebührenpflichtige zur Verfügung.</text:p>
      <text:p text:style-name="Standard">Funkbasierte WLANs werden im 2,4GHz- Band betrieben. </text:p>
      <text:p text:style-name="Standard">Der Bereich liegt im ISM- Band (Industrie, Wissenschaft, Medizin) Stark genutzt – Störungen möglich.</text:p>
      <text:p text:style-name="Standard">Sicherung der Datenübertragung notwendig.</text:p>
      <text:p text:style-name="Standard">Laut IEEE Festlegung in Deutschland genehmigungs- und gebührenfrei.</text:p>
      <text:p text:style-name="Standard">WLANs gelten als nicht öffentliche Anwendungen. Sie müssen nur der ETSI entsprechen.</text:p>
      <text:p text:style-name="Standard"/>
      <text:p text:style-name="Standard"/>
      <text:p text:style-name="Standard"/>
      <text:p text:style-name="Standard"/>
      <text:p text:style-name="Standard"/>
      <text:p text:style-name="P4"><text:soft-page-break/>BLUETOOTH</text:p>
      <text:p text:style-name="P4"/>
      <text:p text:style-name="P5">Es ist eine <text:span text:style-name="T2">Technologie zur Datenübertragung in WLAN.</text:span></text:p>
      <text:p text:style-name="P5">Die Geräte benötigen dazu <text:span text:style-name="T2">einen </text:span><text:span text:style-name="T3">Mikrochip</text:span><text:span text:style-name="T2"> mit Sende- und Empfangseinheit</text:span>.</text:p>
      <text:p text:style-name="P5">Eine Software steuert den Datentransfer.</text:p>
      <text:p text:style-name="P5"/>
      <text:p text:style-name="P5"><text:span text:style-name="T1">Bedeutung:</text:span> Einheitliche Verbindung der verschieden EG (Endgeräte).</text:p>
      <text:p text:style-name="P5"/>
      <text:p text:style-name="P5">Die <text:span text:style-name="T2">Reichweite beträgt 10-100m</text:span> je nach Sendeleistungsklasse.</text:p>
      <text:p text:style-name="P5">Der Frequenzbereich liegt im <text:span text:style-name="T1">ISM-Band.</text:span></text:p>
      <text:p text:style-name="P5"><text:span text:style-name="T2">75 Kanäle mit je 1 Mhz Bandbreite</text:span> stehen zur Verfügung.</text:p>
      <text:p text:style-name="P5">Mehrere Geräte bilden ein <text:span text:style-name="T1">Piconet</text:span> (bis 270 TN, 7 Geräte gleichzeitig aktiv) </text:p>
      <text:p text:style-name="P5">Bis zu 10 Piconetze bilden ein <text:span text:style-name="T2">Scatternetz</text:span>.</text:p>
      <text:p text:style-name="P5">BT-Sender arbeiten mit <text:span text:style-name="T3">TDD-Verfahren</text:span>.</text:p>
      <text:p text:style-name="P5">Durch <text:span text:style-name="T2">Frequenzumstastung</text:span> wird die abwechselnde Übertragung von Sender und Empfänger geregelt.</text:p>
      <text:p text:style-name="P5"><text:span text:style-name="T2">Das Gerät was als erstes aktiv</text:span> ist wird der <text:span text:style-name="T1">Master</text:span> und synchronisiert alle anderen Geräte.</text:p>
      <text:p text:style-name="P5">Ein <text:span text:style-name="T2">Frequenzsprungverfahren</text:span> versucht Störungen anderer Hausgeräte zu minimieren.</text:p>
      <text:p text:style-name="P5">Es gibt <text:span text:style-name="T1">3 Sprachkanäle</text:span> <text:span text:style-name="T2">a 64 kBit/s</text:span>. (Snychron, leitungsvermittelt)</text:p>
      <text:p text:style-name="P5"/>
      <text:p text:style-name="P5"/>
      <text:p text:style-name="P5"><text:span text:style-name="T4">Mobilfunknetze</text:span> <text:tab/></text:p>
      <text:p text:style-name="P5"/>
      <text:p text:style-name="P6">= sind Netze wo sich die TN über bewegliche Stationen unterhalten</text:p>
      <text:p text:style-name="P5"/>
      <text:p text:style-name="P5"/>
      <text:p text:style-name="P4">Entwicklung:</text:p>
      <text:p text:style-name="P5"/>
      <text:p text:style-name="P5">A-Netz/B-Netz/C-Netz<text:tab/>1958/1972/1986-2000<text:tab/>analog</text:p>
      <text:p text:style-name="P5">GSM/HSCSD/GPRS<text:tab/><text:tab/>1992/1999/2001<text:tab/><text:tab/>digital</text:p>
      <text:p text:style-name="P5">UMTS<text:tab/><text:tab/><text:tab/><text:tab/>2009<text:tab/><text:tab/><text:tab/><text:tab/>digital</text:p>
      <text:p text:style-name="P5">LTE<text:tab/><text:tab/><text:tab/><text:tab/>2011<text:tab/><text:tab/><text:tab/><text:tab/>digital</text:p>
      <text:p text:style-name="P5"/>
      <text:p text:style-name="P5"/>
      <text:p text:style-name="P4">Funknetze D1 und D2</text:p>
      <text:p text:style-name="P5"/>
      <text:p text:style-name="P5">Beide Netze werden im <text:span text:style-name="T1">Frequenzbereich 890- 960 Mhz</text:span> betrieben.</text:p>
      <text:p text:style-name="P5">Dieser Bereich ist in ein <text:span text:style-name="T1">Ober- und Unterband</text:span> geteilt.</text:p>
      <text:p text:style-name="P5">Im Oberband findet die Übertragung von der <text:span text:style-name="T1">BTS</text:span> (Base Transceiver Station) zur <text:span text:style-name="T1">MS</text:span> statt und im Unterband umgekehrt.</text:p>
      <text:p text:style-name="P5">Der Bereich den eine BTS abdeckt bezeichnet man als <text:span text:style-name="T1">Funkzelle</text:span> <text:span text:style-name="T1">(zw. 250M und 35km)</text:span></text:p>
      <text:p text:style-name="P5">Das Kanalraster ergibt <text:span text:style-name="T1">124 Trägerfrequenzen</text:span> zu je <text:span text:style-name="T1">200kHz</text:span>.</text:p>
      <text:p text:style-name="P5">Jede Funkzelle wird von einer <text:span text:style-name="T1">BSC</text:span> (Basic Station Control) gesteuert.</text:p>
      <text:p text:style-name="P5">Diese steuern das <text:span text:style-name="T1">Handover und verwalten die Funkkanäle</text:span>.</text:p>
      <text:p text:style-name="P5">Mehrere dieser sind wiederum mit einer <text:span text:style-name="T1">MSC (Mobile Services Switching Center)</text:span> verbunden. </text:p>
      <text:p text:style-name="P5">Die MSCs sind über <text:span text:style-name="T2">Richtfunk oder dem Leitungsnetz</text:span> miteinander verbunden. </text:p>
      <text:p text:style-name="P5">Vermittlung zu anderen Netzen, Wegsuche, Gesprächsauf- und Abbau, Gebührenermittlung</text:p>
      <text:p text:style-name="P5"/>
      <text:p text:style-name="P5"/>
      <text:p text:style-name="P5"/>
      <text:p text:style-name="P5"/>
      <text:p text:style-name="P5">c/n</text:p>
      <text:p text:style-name="P4"><text:soft-page-break/>Funknetz E-Plus</text:p>
      <text:p text:style-name="P5"/>
      <text:p text:style-name="P5">Frequenzbereich von 1710 – 1880 MHz. Es gibt mehr Trägerfrequenzen (ca. 375) und somit mehr Kanäle.</text:p>
      <text:p text:style-name="P5">Durch TDMA aufteilen der Trägerfrequenzen in Zeitschlitze.</text:p>
      <text:p text:style-name="P5">Datenübertragungsrate pro Zeitschlitz 9,6Kbps)</text:p>
      <text:p text:style-name="P5">Kleinere Zellen wegen der hohen Frequenzen.</text:p>
      <text:p text:style-name="P5"/>
      <text:p text:style-name="P5"/>
      <text:p text:style-name="P5"><text:span text:style-name="T3">MS -</text:span> </text:p>
      <text:p text:style-name="P5"/>
      <text:p text:style-name="P5">SIM-Karte: Benutzeridentitätskarte (benutzerspez. Teilnehmerkennung IMSI 17/18 Zeichen) dient zur eindeutigen Identifizierung</text:p>
      <text:p text:style-name="P5"/>
      <text:p text:style-name="P5">IMEI-Nummer: interne Gerätekennung (15 Ziffern), Schutz vor unerlaubter Nutzung.</text:p>
      <text:p text:style-name="P5"/>
      <text:p text:style-name="P5"/>
      <text:p text:style-name="P4">Roaming -</text:p>
      <text:p text:style-name="P4"/>
      <text:p text:style-name="P5">Freies bewegen im Netz, da jede MS durch ihre Nummer an jedem Ort identifiziert wird.</text:p>
      <text:p text:style-name="P5">Im Netz gibt es verschiedene Datenbanken wo jeder Netzer registriert wird bzgl. Rechte, Standorte, Bewegung (HLR- Heimatdatenbank, VLR- Besucherdatenbank, EIR- Gerätedatenbank, AUC- Beglaubigungszentrale) </text:p>
      <text:p text:style-name="P5">Über diese findet der Verbindungsaufbau, die Zuordnung der MS zu der aktuellen Zelle und Verbindungen stat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UMTS – Universal Mobile Telecommunications System</text:p>
      <text:p text:style-name="P5"/>
      <text:p text:style-name="P5">Bedeutung:</text:p>
      <text:p text:style-name="P5"/>
      <text:list xml:id="list6468626404252647243" text:style-name="L8">
        <text:list-item>
          <text:list>
            <text:list-item>
              <text:p text:style-name="P16">multimediale Datenübertragung in großenn Datenmengen</text:p>
            </text:list-item>
            <text:list-item>
              <text:p text:style-name="P16">Datenrate bis zu 2 Mbit/s</text:p>
            </text:list-item>
          </text:list>
        </text:list-item>
      </text:list>
      <text:p text:style-name="P5"/>
      <text:p text:style-name="P5">Aufbau:</text:p>
      <text:p text:style-name="P5"/>
      <text:list xml:id="list4660915232495232468" text:style-name="L9">
        <text:list-item>
          <text:list>
            <text:list-item>
              <text:p text:style-name="P17">zellulares Funknetz und einem Festnetz</text:p>
            </text:list-item>
            <text:list-item>
              <text:p text:style-name="P17">Unterteilung in ein satellitengestütztes und ein erdgestütztes Funknetz</text:p>
            </text:list-item>
            <text:list-item>
              <text:p text:style-name="P17">Erdgestütztes FN besteht aus Funkvermittlungsstellen RNC, BTS u. UMTS-EG</text:p>
            </text:list-item>
            <text:list-item>
              <text:p text:style-name="P17">Die RNC's sind über ATM-Netzen und den MSC's verbunden</text:p>
            </text:list-item>
            <text:list-item>
              <text:p text:style-name="P17">Somit direkte Verbindung zum GSM-Kernnetz</text:p>
            </text:list-item>
            <text:list-item>
              <text:p text:style-name="P17">Über GSM-Netz Schnittstellen zu IP-Netzen, X.25-Netzen und ISDN</text:p>
            </text:list-item>
            <text:list-item>
              <text:p text:style-name="P17">Hierarchischer Zellenaufbau – unterschiedliche Datenrate und Teilnehmergeschwindigkeiten.</text:p>
            </text:list-item>
          </text:list>
        </text:list-item>
      </text:list>
      <text:p text:style-name="P5"/>
      <text:p text:style-name="P5">Frequenzbereiche von UMTS:</text:p>
      <text:p text:style-name="P5"/>
      <text:list xml:id="list982094445797139894" text:style-name="L10">
        <text:list-item>
          <text:list>
            <text:list-item>
              <text:p text:style-name="P18">Liegt zwischen 2000 MHz (aus den GSM Netzen...900 u. 1800 MHz)</text:p>
            </text:list-item>
            <text:list-item>
              <text:p text:style-name="P18">Unterteilt in 500 MHz große Blöcke</text:p>
            </text:list-item>
            <text:list-item>
              <text:p text:style-name="P18">Für Verbindung EG und Sat sind jeweils 30 MHz up- u. Downlink gesetzt</text:p>
            </text:list-item>
            <text:list-item>
              <text:p text:style-name="P18">Im Nahbereich Time Division Duplex</text:p>
            </text:list-item>
            <text:list-item>
              <text:p text:style-name="P18">In den anderen Bereichen CDMA Code Division Frequency Multiplex Access (FDD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OpenSymbol" svg:font-family="OpenSymbol"/>
    <style:font-face style:name="Lohit Hindi" svg:font-family="'Lohit Hindi'" style:font-family-generic="system"/>
    <style:font-face style:name="OpenSymbol1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tarSymbol" style:font-name-asian="OpenSymbol1" style:font-name-complex="OpenSymbol1"/>
    </style:style>
    <style:style style:name="WW_5f_CharLFO1LVL2" style:display-name="WW_CharLFO1LVL2" style:family="text">
      <style:text-properties style:font-name="StarSymbol" style:font-name-asian="OpenSymbol1" style:font-name-complex="OpenSymbol1"/>
    </style:style>
    <style:style style:name="WW_5f_CharLFO1LVL3" style:display-name="WW_CharLFO1LVL3" style:family="text">
      <style:text-properties style:font-name="StarSymbol" style:font-name-asian="OpenSymbol1" style:font-name-complex="OpenSymbol1"/>
    </style:style>
    <style:style style:name="WW_5f_CharLFO1LVL4" style:display-name="WW_CharLFO1LVL4" style:family="text">
      <style:text-properties style:font-name="StarSymbol" style:font-name-asian="OpenSymbol1" style:font-name-complex="OpenSymbol1"/>
    </style:style>
    <style:style style:name="WW_5f_CharLFO1LVL5" style:display-name="WW_CharLFO1LVL5" style:family="text">
      <style:text-properties style:font-name="StarSymbol" style:font-name-asian="OpenSymbol1" style:font-name-complex="OpenSymbol1"/>
    </style:style>
    <style:style style:name="WW_5f_CharLFO1LVL6" style:display-name="WW_CharLFO1LVL6" style:family="text">
      <style:text-properties style:font-name="StarSymbol" style:font-name-asian="OpenSymbol1" style:font-name-complex="OpenSymbol1"/>
    </style:style>
    <style:style style:name="WW_5f_CharLFO1LVL7" style:display-name="WW_CharLFO1LVL7" style:family="text">
      <style:text-properties style:font-name="StarSymbol" style:font-name-asian="OpenSymbol1" style:font-name-complex="OpenSymbol1"/>
    </style:style>
    <style:style style:name="WW_5f_CharLFO1LVL8" style:display-name="WW_CharLFO1LVL8" style:family="text">
      <style:text-properties style:font-name="StarSymbol" style:font-name-asian="OpenSymbol1" style:font-name-complex="OpenSymbol1"/>
    </style:style>
    <style:style style:name="WW_5f_CharLFO1LVL9" style:display-name="WW_CharLFO1LVL9" style:family="text">
      <style:text-properties style:font-name="StarSymbol" style:font-name-asian="OpenSymbol1" style:font-name-complex="OpenSymbol1"/>
    </style:style>
    <style:style style:name="WW_5f_CharLFO2LVL1" style:display-name="WW_CharLFO2LVL1" style:family="text">
      <style:text-properties style:font-name="StarSymbol" style:font-name-asian="OpenSymbol1" style:font-name-complex="OpenSymbol1"/>
    </style:style>
    <style:style style:name="WW_5f_CharLFO2LVL2" style:display-name="WW_CharLFO2LVL2" style:family="text">
      <style:text-properties style:font-name="StarSymbol" style:font-name-asian="OpenSymbol1" style:font-name-complex="OpenSymbol1"/>
    </style:style>
    <style:style style:name="WW_5f_CharLFO2LVL3" style:display-name="WW_CharLFO2LVL3" style:family="text">
      <style:text-properties style:font-name="StarSymbol" style:font-name-asian="OpenSymbol1" style:font-name-complex="OpenSymbol1"/>
    </style:style>
    <style:style style:name="WW_5f_CharLFO2LVL4" style:display-name="WW_CharLFO2LVL4" style:family="text">
      <style:text-properties style:font-name="StarSymbol" style:font-name-asian="OpenSymbol1" style:font-name-complex="OpenSymbol1"/>
    </style:style>
    <style:style style:name="WW_5f_CharLFO2LVL5" style:display-name="WW_CharLFO2LVL5" style:family="text">
      <style:text-properties style:font-name="StarSymbol" style:font-name-asian="OpenSymbol1" style:font-name-complex="OpenSymbol1"/>
    </style:style>
    <style:style style:name="WW_5f_CharLFO2LVL6" style:display-name="WW_CharLFO2LVL6" style:family="text">
      <style:text-properties style:font-name="StarSymbol" style:font-name-asian="OpenSymbol1" style:font-name-complex="OpenSymbol1"/>
    </style:style>
    <style:style style:name="WW_5f_CharLFO2LVL7" style:display-name="WW_CharLFO2LVL7" style:family="text">
      <style:text-properties style:font-name="StarSymbol" style:font-name-asian="OpenSymbol1" style:font-name-complex="OpenSymbol1"/>
    </style:style>
    <style:style style:name="WW_5f_CharLFO2LVL8" style:display-name="WW_CharLFO2LVL8" style:family="text">
      <style:text-properties style:font-name="StarSymbol" style:font-name-asian="OpenSymbol1" style:font-name-complex="OpenSymbol1"/>
    </style:style>
    <style:style style:name="WW_5f_CharLFO2LVL9" style:display-name="WW_CharLFO2LVL9" style:family="text">
      <style:text-properties style:font-name="StarSymbol" style:font-name-asian="OpenSymbol1" style:font-name-complex="OpenSymbol1"/>
    </style:style>
    <style:style style:name="WW_5f_CharLFO3LVL1" style:display-name="WW_CharLFO3LVL1" style:family="text">
      <style:text-properties style:font-name="StarSymbol" style:font-name-asian="OpenSymbol1" style:font-name-complex="OpenSymbol1"/>
    </style:style>
    <style:style style:name="WW_5f_CharLFO3LVL2" style:display-name="WW_CharLFO3LVL2" style:family="text">
      <style:text-properties style:font-name="StarSymbol" style:font-name-asian="OpenSymbol1" style:font-name-complex="OpenSymbol1"/>
    </style:style>
    <style:style style:name="WW_5f_CharLFO3LVL3" style:display-name="WW_CharLFO3LVL3" style:family="text">
      <style:text-properties style:font-name="StarSymbol" style:font-name-asian="OpenSymbol1" style:font-name-complex="OpenSymbol1"/>
    </style:style>
    <style:style style:name="WW_5f_CharLFO3LVL4" style:display-name="WW_CharLFO3LVL4" style:family="text">
      <style:text-properties style:font-name="StarSymbol" style:font-name-asian="OpenSymbol1" style:font-name-complex="OpenSymbol1"/>
    </style:style>
    <style:style style:name="WW_5f_CharLFO3LVL5" style:display-name="WW_CharLFO3LVL5" style:family="text">
      <style:text-properties style:font-name="StarSymbol" style:font-name-asian="OpenSymbol1" style:font-name-complex="OpenSymbol1"/>
    </style:style>
    <style:style style:name="WW_5f_CharLFO3LVL6" style:display-name="WW_CharLFO3LVL6" style:family="text">
      <style:text-properties style:font-name="StarSymbol" style:font-name-asian="OpenSymbol1" style:font-name-complex="OpenSymbol1"/>
    </style:style>
    <style:style style:name="WW_5f_CharLFO3LVL7" style:display-name="WW_CharLFO3LVL7" style:family="text">
      <style:text-properties style:font-name="StarSymbol" style:font-name-asian="OpenSymbol1" style:font-name-complex="OpenSymbol1"/>
    </style:style>
    <style:style style:name="WW_5f_CharLFO3LVL8" style:display-name="WW_CharLFO3LVL8" style:family="text">
      <style:text-properties style:font-name="StarSymbol" style:font-name-asian="OpenSymbol1" style:font-name-complex="OpenSymbol1"/>
    </style:style>
    <style:style style:name="WW_5f_CharLFO3LVL9" style:display-name="WW_CharLFO3LVL9" style:family="text">
      <style:text-properties style:font-name="StarSymbol" style:font-name-asian="OpenSymbol1" style:font-name-complex="OpenSymbol1"/>
    </style:style>
    <style:style style:name="WW_5f_CharLFO4LVL1" style:display-name="WW_CharLFO4LVL1" style:family="text">
      <style:text-properties style:font-name="OpenSymbol1" style:font-name-asian="OpenSymbol1" style:font-name-complex="OpenSymbol1"/>
    </style:style>
    <style:style style:name="WW_5f_CharLFO4LVL2" style:display-name="WW_CharLFO4LVL2" style:family="text">
      <style:text-properties style:font-name="OpenSymbol1" style:font-name-asian="OpenSymbol1" style:font-name-complex="OpenSymbol1"/>
    </style:style>
    <style:style style:name="WW_5f_CharLFO4LVL3" style:display-name="WW_CharLFO4LVL3" style:family="text">
      <style:text-properties style:font-name="OpenSymbol1" style:font-name-asian="OpenSymbol1" style:font-name-complex="OpenSymbol1"/>
    </style:style>
    <style:style style:name="WW_5f_CharLFO4LVL4" style:display-name="WW_CharLFO4LVL4" style:family="text">
      <style:text-properties style:font-name="OpenSymbol1" style:font-name-asian="OpenSymbol1" style:font-name-complex="OpenSymbol1"/>
    </style:style>
    <style:style style:name="WW_5f_CharLFO4LVL5" style:display-name="WW_CharLFO4LVL5" style:family="text">
      <style:text-properties style:font-name="OpenSymbol1" style:font-name-asian="OpenSymbol1" style:font-name-complex="OpenSymbol1"/>
    </style:style>
    <style:style style:name="WW_5f_CharLFO4LVL6" style:display-name="WW_CharLFO4LVL6" style:family="text">
      <style:text-properties style:font-name="OpenSymbol1" style:font-name-asian="OpenSymbol1" style:font-name-complex="OpenSymbol1"/>
    </style:style>
    <style:style style:name="WW_5f_CharLFO4LVL7" style:display-name="WW_CharLFO4LVL7" style:family="text">
      <style:text-properties style:font-name="OpenSymbol1" style:font-name-asian="OpenSymbol1" style:font-name-complex="OpenSymbol1"/>
    </style:style>
    <style:style style:name="WW_5f_CharLFO4LVL8" style:display-name="WW_CharLFO4LVL8" style:family="text">
      <style:text-properties style:font-name="OpenSymbol1" style:font-name-asian="OpenSymbol1" style:font-name-complex="OpenSymbol1"/>
    </style:style>
    <style:style style:name="WW_5f_CharLFO4LVL9" style:display-name="WW_CharLFO4LVL9" style:family="text">
      <style:text-properties style:font-name="OpenSymbol1" style:font-name-asian="OpenSymbol1" style:font-name-complex="OpenSymbol1"/>
    </style:style>
    <style:style style:name="WW_5f_CharLFO5LVL1" style:display-name="WW_CharLFO5LVL1" style:family="text">
      <style:text-properties style:font-name="StarSymbol" style:font-name-asian="OpenSymbol1" style:font-name-complex="OpenSymbol1"/>
    </style:style>
    <style:style style:name="WW_5f_CharLFO5LVL2" style:display-name="WW_CharLFO5LVL2" style:family="text">
      <style:text-properties style:font-name="StarSymbol" style:font-name-asian="OpenSymbol1" style:font-name-complex="OpenSymbol1"/>
    </style:style>
    <style:style style:name="WW_5f_CharLFO5LVL3" style:display-name="WW_CharLFO5LVL3" style:family="text">
      <style:text-properties style:font-name="StarSymbol" style:font-name-asian="OpenSymbol1" style:font-name-complex="OpenSymbol1"/>
    </style:style>
    <style:style style:name="WW_5f_CharLFO5LVL4" style:display-name="WW_CharLFO5LVL4" style:family="text">
      <style:text-properties style:font-name="StarSymbol" style:font-name-asian="OpenSymbol1" style:font-name-complex="OpenSymbol1"/>
    </style:style>
    <style:style style:name="WW_5f_CharLFO5LVL5" style:display-name="WW_CharLFO5LVL5" style:family="text">
      <style:text-properties style:font-name="StarSymbol" style:font-name-asian="OpenSymbol1" style:font-name-complex="OpenSymbol1"/>
    </style:style>
    <style:style style:name="WW_5f_CharLFO5LVL6" style:display-name="WW_CharLFO5LVL6" style:family="text">
      <style:text-properties style:font-name="StarSymbol" style:font-name-asian="OpenSymbol1" style:font-name-complex="OpenSymbol1"/>
    </style:style>
    <style:style style:name="WW_5f_CharLFO5LVL7" style:display-name="WW_CharLFO5LVL7" style:family="text">
      <style:text-properties style:font-name="StarSymbol" style:font-name-asian="OpenSymbol1" style:font-name-complex="OpenSymbol1"/>
    </style:style>
    <style:style style:name="WW_5f_CharLFO5LVL8" style:display-name="WW_CharLFO5LVL8" style:family="text">
      <style:text-properties style:font-name="StarSymbol" style:font-name-asian="OpenSymbol1" style:font-name-complex="OpenSymbol1"/>
    </style:style>
    <style:style style:name="WW_5f_CharLFO5LVL9" style:display-name="WW_CharLFO5LVL9" style:family="text">
      <style:text-properties style:font-name="StarSymbol" style:font-name-asian="OpenSymbol1" style:font-name-complex="OpenSymbol1"/>
    </style:style>
    <style:style style:name="WW_5f_CharLFO6LVL1" style:display-name="WW_CharLFO6LVL1" style:family="text">
      <style:text-properties style:font-name="StarSymbol" style:font-name-asian="OpenSymbol1" style:font-name-complex="OpenSymbol1"/>
    </style:style>
    <style:style style:name="WW_5f_CharLFO6LVL2" style:display-name="WW_CharLFO6LVL2" style:family="text">
      <style:text-properties style:font-name="StarSymbol" style:font-name-asian="OpenSymbol1" style:font-name-complex="OpenSymbol1"/>
    </style:style>
    <style:style style:name="WW_5f_CharLFO6LVL3" style:display-name="WW_CharLFO6LVL3" style:family="text">
      <style:text-properties style:font-name="StarSymbol" style:font-name-asian="OpenSymbol1" style:font-name-complex="OpenSymbol1"/>
    </style:style>
    <style:style style:name="WW_5f_CharLFO6LVL4" style:display-name="WW_CharLFO6LVL4" style:family="text">
      <style:text-properties style:font-name="StarSymbol" style:font-name-asian="OpenSymbol1" style:font-name-complex="OpenSymbol1"/>
    </style:style>
    <style:style style:name="WW_5f_CharLFO6LVL5" style:display-name="WW_CharLFO6LVL5" style:family="text">
      <style:text-properties style:font-name="StarSymbol" style:font-name-asian="OpenSymbol1" style:font-name-complex="OpenSymbol1"/>
    </style:style>
    <style:style style:name="WW_5f_CharLFO6LVL6" style:display-name="WW_CharLFO6LVL6" style:family="text">
      <style:text-properties style:font-name="StarSymbol" style:font-name-asian="OpenSymbol1" style:font-name-complex="OpenSymbol1"/>
    </style:style>
    <style:style style:name="WW_5f_CharLFO6LVL7" style:display-name="WW_CharLFO6LVL7" style:family="text">
      <style:text-properties style:font-name="StarSymbol" style:font-name-asian="OpenSymbol1" style:font-name-complex="OpenSymbol1"/>
    </style:style>
    <style:style style:name="WW_5f_CharLFO6LVL8" style:display-name="WW_CharLFO6LVL8" style:family="text">
      <style:text-properties style:font-name="StarSymbol" style:font-name-asian="OpenSymbol1" style:font-name-complex="OpenSymbol1"/>
    </style:style>
    <style:style style:name="WW_5f_CharLFO6LVL9" style:display-name="WW_CharLFO6LVL9" style:family="text">
      <style:text-properties style:font-name="StarSymbol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Markus Freitag</meta:initial-creator>
    <dc:creator>Dennis Diehm</dc:creator>
    <meta:creation-date>2013-08-27T07:02:00Z</meta:creation-date>
    <dc:date>2015-01-13T09:08:10.34</dc:date>
    <meta:editing-cycles>16</meta:editing-cycles>
    <meta:editing-duration>PT3H40M5S</meta:editing-duration>
    <meta:document-statistic meta:table-count="0" meta:image-count="0" meta:object-count="0" meta:page-count="6" meta:paragraph-count="152" meta:word-count="1244" meta:character-count="9236"/>
    <meta:template xlink:type="simple" xlink:actuate="onRequest" xlink:title="" xlink:href="Normal"/>
  </office:meta>
</office:document-meta>
</file>